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-10">
            <text:p>-10</text:p>
          </table:table-cell>
          <table:table-cell office:value-type="float" office:value="-34.4386118953675">
            <text:p>-34.4386118954</text:p>
          </table:table-cell>
          <table:table-cell office:value-type="float" office:value="-0.839071529076454">
            <text:p>-0.8390715291</text:p>
          </table:table-cell>
        </table:table-row>
        <table:table-row table:style-name="ro1">
          <table:table-cell office:value-type="float" office:value="-9.5">
            <text:p>-9.5</text:p>
          </table:table-cell>
          <table:table-cell office:value-type="float" office:value="-13.2659984483711">
            <text:p>-13.2659984484</text:p>
          </table:table-cell>
          <table:table-cell office:value-type="float" office:value="-0.99717215619638">
            <text:p>-0.997172156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5.14629736410411">
            <text:p>-5.1462973641</text:p>
          </table:table-cell>
          <table:table-cell office:value-type="float" office:value="-0.911130261884678">
            <text:p>-0.9111302619</text:p>
          </table:table-cell>
        </table:table-row>
        <table:table-row table:style-name="ro1">
          <table:table-cell office:value-type="float" office:value="-8.5">
            <text:p>-8.5</text:p>
          </table:table-cell>
          <table:table-cell office:value-type="float" office:value="-1.97531284942818">
            <text:p>-1.9753128494</text:p>
          </table:table-cell>
          <table:table-cell office:value-type="float" office:value="-0.602011902684825">
            <text:p>-0.6020119027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0.56066152164118">
            <text:p>-0.5606615216</text:p>
          </table:table-cell>
          <table:table-cell office:value-type="float" office:value="-0.145500033808614">
            <text:p>-0.1455000338</text:p>
          </table:table-cell>
        </table:table-row>
        <table:table-row table:style-name="ro1">
          <table:table-cell office:value-type="float" office:value="-7.5">
            <text:p>-7.5</text:p>
          </table:table-cell>
          <table:table-cell office:value-type="float" office:value="0.230671561685224">
            <text:p>0.2306715617</text:p>
          </table:table-cell>
          <table:table-cell office:value-type="float" office:value="0.346635317835026">
            <text:p>0.3466353178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2429665547164">
            <text:p>0.7242966555</text:p>
          </table:table-cell>
          <table:table-cell office:value-type="float" office:value="0.753902254343306">
            <text:p>0.7539022543</text:p>
          </table:table-cell>
        </table:table-row>
        <table:table-row table:style-name="ro1">
          <table:table-cell office:value-type="float" office:value="-6.5">
            <text:p>-6.5</text:p>
          </table:table-cell>
          <table:table-cell office:value-type="float" office:value="0.969770207817617">
            <text:p>0.9697702078</text:p>
          </table:table-cell>
          <table:table-cell office:value-type="float" office:value="0.976587625728025">
            <text:p>0.9765876257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958777357096685">
            <text:p>0.9587773571</text:p>
          </table:table-cell>
          <table:table-cell office:value-type="float" office:value="0.960170286650368">
            <text:p>0.9601702867</text:p>
          </table:table-cell>
        </table:table-row>
        <table:table-row table:style-name="ro1">
          <table:table-cell office:value-type="float" office:value="-5.5">
            <text:p>-5.5</text:p>
          </table:table-cell>
          <table:table-cell office:value-type="float" office:value="0.708422425655671">
            <text:p>0.7084224257</text:p>
          </table:table-cell>
          <table:table-cell office:value-type="float" office:value="0.708669774291261">
            <text:p>0.708669774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283625015089172">
            <text:p>0.2836250151</text:p>
          </table:table-cell>
          <table:table-cell office:value-type="float" office:value="0.283662185463227">
            <text:p>0.2836621855</text:p>
          </table:table-cell>
        </table:table-row>
        <table:table-row table:style-name="ro1">
          <table:table-cell office:value-type="float" office:value="-4.5">
            <text:p>-4.5</text:p>
          </table:table-cell>
          <table:table-cell office:value-type="float" office:value="-0.210800363664097">
            <text:p>-0.2108003637</text:p>
          </table:table-cell>
          <table:table-cell office:value-type="float" office:value="-0.21079579943078">
            <text:p>-0.210795799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653644057589143">
            <text:p>-0.6536440576</text:p>
          </table:table-cell>
          <table:table-cell office:value-type="float" office:value="-0.653643620863613">
            <text:p>-0.6536436209</text:p>
          </table:table-cell>
        </table:table-row>
        <table:table-row table:style-name="ro1">
          <table:table-cell office:value-type="float" office:value="-3.5">
            <text:p>-3.5</text:p>
          </table:table-cell>
          <table:table-cell office:value-type="float" office:value="-0.936456717757331">
            <text:p>-0.9364567178</text:p>
          </table:table-cell>
          <table:table-cell office:value-type="float" office:value="-0.936456687290798">
            <text:p>-0.9364566873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989992498006156">
            <text:p>-0.989992498</text:p>
          </table:table-cell>
          <table:table-cell office:value-type="float" office:value="-0.989992496600447">
            <text:p>-0.9899924966</text:p>
          </table:table-cell>
        </table:table-row>
        <table:table-row table:style-name="ro1">
          <table:table-cell office:value-type="float" office:value="-2.5">
            <text:p>-2.5</text:p>
          </table:table-cell>
          <table:table-cell office:value-type="float" office:value="-0.801143615583818">
            <text:p>-0.8011436156</text:p>
          </table:table-cell>
          <table:table-cell office:value-type="float" office:value="-0.801143615546935">
            <text:p>-0.8011436155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41614683654757">
            <text:p>-0.4161468365</text:p>
          </table:table-cell>
          <table:table-cell office:value-type="float" office:value="-0.416146836547143">
            <text:p>-0.4161468365</text:p>
          </table:table-cell>
        </table:table-row>
        <table:table-row table:style-name="ro1">
          <table:table-cell office:value-type="float" office:value="-1.5">
            <text:p>-1.5</text:p>
          </table:table-cell>
          <table:table-cell office:value-type="float" office:value="0.0707372016677017">
            <text:p>0.0707372017</text:p>
          </table:table-cell>
          <table:table-cell office:value-type="float" office:value="0.070737201667703">
            <text:p>0.070737201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540302305868141">
            <text:p>0.5403023059</text:p>
          </table:table-cell>
          <table:table-cell office:value-type="float" office:value="0.540302305868141">
            <text:p>0.5403023059</text:p>
          </table:table-cell>
        </table:table-row>
        <table:table-row table:style-name="ro1">
          <table:table-cell office:value-type="float" office:value="-0.5">
            <text:p>-0.5</text:p>
          </table:table-cell>
          <table:table-cell table:number-columns-repeated="2" office:value-type="float" office:value="0.877582561890374">
            <text:p>0.87758256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877582561890374">
            <text:p>0.87758256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40302305868141">
            <text:p>0.5403023059</text:p>
          </table:table-cell>
          <table:table-cell office:value-type="float" office:value="0.540302305868141">
            <text:p>0.54030230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707372016677017">
            <text:p>0.0707372017</text:p>
          </table:table-cell>
          <table:table-cell office:value-type="float" office:value="0.070737201667703">
            <text:p>0.0707372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41614683654757">
            <text:p>-0.4161468365</text:p>
          </table:table-cell>
          <table:table-cell office:value-type="float" office:value="-0.416146836547143">
            <text:p>-0.41614683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0.801143615583818">
            <text:p>-0.8011436156</text:p>
          </table:table-cell>
          <table:table-cell office:value-type="float" office:value="-0.801143615546935">
            <text:p>-0.80114361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989992498006156">
            <text:p>-0.989992498</text:p>
          </table:table-cell>
          <table:table-cell office:value-type="float" office:value="-0.989992496600447">
            <text:p>-0.989992496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0.936456717757331">
            <text:p>-0.9364567178</text:p>
          </table:table-cell>
          <table:table-cell office:value-type="float" office:value="-0.936456687290798">
            <text:p>-0.93645668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653644057589143">
            <text:p>-0.6536440576</text:p>
          </table:table-cell>
          <table:table-cell office:value-type="float" office:value="-0.653643620863613">
            <text:p>-0.653643620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0.210800363664097">
            <text:p>-0.2108003637</text:p>
          </table:table-cell>
          <table:table-cell office:value-type="float" office:value="-0.21079579943078">
            <text:p>-0.21079579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83625015089172">
            <text:p>0.2836250151</text:p>
          </table:table-cell>
          <table:table-cell office:value-type="float" office:value="0.283662185463227">
            <text:p>0.2836621855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0.708422425655671">
            <text:p>0.7084224257</text:p>
          </table:table-cell>
          <table:table-cell office:value-type="float" office:value="0.708669774291261">
            <text:p>0.70866977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58777357096685">
            <text:p>0.9587773571</text:p>
          </table:table-cell>
          <table:table-cell office:value-type="float" office:value="0.960170286650368">
            <text:p>0.9601702867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0.969770207817617">
            <text:p>0.9697702078</text:p>
          </table:table-cell>
          <table:table-cell office:value-type="float" office:value="0.976587625728025">
            <text:p>0.97658762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2429665547164">
            <text:p>0.7242966555</text:p>
          </table:table-cell>
          <table:table-cell office:value-type="float" office:value="0.753902254343306">
            <text:p>0.7539022543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230671561685224">
            <text:p>0.2306715617</text:p>
          </table:table-cell>
          <table:table-cell office:value-type="float" office:value="0.346635317835026">
            <text:p>0.346635317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56066152164118">
            <text:p>-0.5606615216</text:p>
          </table:table-cell>
          <table:table-cell office:value-type="float" office:value="-0.145500033808614">
            <text:p>-0.1455000338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-1.97531284942818">
            <text:p>-1.9753128494</text:p>
          </table:table-cell>
          <table:table-cell office:value-type="float" office:value="-0.602011902684825">
            <text:p>-0.60201190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5.14629736410411">
            <text:p>-5.1462973641</text:p>
          </table:table-cell>
          <table:table-cell office:value-type="float" office:value="-0.911130261884678">
            <text:p>-0.9111302619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-13.2659984483711">
            <text:p>-13.2659984484</text:p>
          </table:table-cell>
          <table:table-cell office:value-type="float" office:value="-0.99717215619638">
            <text:p>-0.99717215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4.4386118953675">
            <text:p>-34.4386118954</text:p>
          </table:table-cell>
          <table:table-cell office:value-type="float" office:value="-0.839071529076454">
            <text:p>-0.8390715291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</table:table>
      <table:table table:name="Sheet1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09/11/2011</text:date>, <text:time>13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1T13:24:24</meta:creation-date>
    <dc:date>2011-09-11T13:26:27</dc:date>
    <meta:editing-duration>PT2M7S</meta:editing-duration>
    <meta:editing-cycles>2</meta:editing-cycles>
    <meta:generator>LibreOffice/3.3$Linux LibreOffice_project/330m19$Build-8</meta:generator>
    <meta:document-statistic meta:table-count="5" meta:cell-count="123" meta:object-count="0"/>
  </office:meta>
</office:document-meta>
</file>